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Courier" svg:font-family="Courier" style:font-family-generic="modern" style:font-pitch="fixed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officeooo:rsid="000646f0" officeooo:paragraph-rsid="000646f0"/>
    </style:style>
    <style:style style:name="P2" style:family="paragraph" style:parent-style-name="Standard">
      <style:text-properties officeooo:paragraph-rsid="000646f0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Standard">
      <style:text-properties officeooo:rsid="000646f0" officeooo:paragraph-rsid="000646f0"/>
    </style:style>
    <style:style style:name="T1" style:family="text">
      <style:text-properties fo:color="#000000" style:font-name="맑은 고딕" fo:font-size="12pt" style:font-name-asian="맑은 고딕1" style:font-size-asian="12pt"/>
    </style:style>
    <style:style style:name="T2" style:family="text">
      <style:text-properties fo:color="#000000" style:font-name="맑은 고딕" fo:font-size="12pt" officeooo:rsid="000646f0" style:font-name-asian="맑은 고딕1" style:font-size-asian="12pt"/>
    </style:style>
    <style:style style:name="T3" style:family="text">
      <style:text-properties fo:color="#000000" style:font-name="맑은 고딕" fo:font-size="12pt" officeooo:rsid="001e9f76" style:font-name-asian="맑은 고딕1" style:font-size-asian="12pt"/>
    </style:style>
    <style:style style:name="T4" style:family="text">
      <style:text-properties officeooo:rsid="000646f0"/>
    </style:style>
    <style:style style:name="T5" style:family="text">
      <style:text-properties officeooo:rsid="0022c3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 TEAM <text:span text:style-name="T4">vdx</text:span>----</text:p>
      <text:p text:style-name="P1">Viet Do – <text:a xlink:type="simple" xlink:href="mailto:doxuanviet1996@kaist.ac.kr" text:style-name="Internet_20_link" text:visited-style-name="Visited_20_Internet_20_Link">doxuanviet1996@kaist.ac.kr</text:a> – Contribute <text:span text:style-name="T5">80</text:span>%</text:p>
      <text:p text:style-name="P2"><text:span text:style-name="T4">Hullas Jindal – </text:span><text:a xlink:type="simple" xlink:href="mailto:jindal@kaist.ac.kr" text:style-name="Internet_20_link" text:visited-style-name="Visited_20_Internet_20_Link"><text:span text:style-name="T4">jindal@kaist.ac.kr</text:span></text:a><text:span text:style-name="T4"> – Contribute 20%</text:span></text:p>
      <text:p text:style-name="P1">No token u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Courier" svg:font-family="Courier" style:font-family-generic="modern" style:font-pitch="fixed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55in" style:writing-mode="lr-tb"/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맑은 고딕" fo:font-size="12pt" style:font-name-asian="맑은 고딕1" style:font-size-asian="12pt"/>
    </style:style>
    <style:style style:name="MT2" style:family="text">
      <style:text-properties fo:color="#000000" style:font-name="맑은 고딕" fo:font-size="12pt" officeooo:rsid="000646f0" style:font-name-asian="맑은 고딕1" style:font-size-asian="12pt"/>
    </style:style>
    <style:style style:name="MT3" style:family="text">
      <style:text-properties fo:color="#000000" style:font-name="맑은 고딕" fo:font-size="12pt" officeooo:rsid="001e9f76" style:font-name-asian="맑은 고딕1" style:font-size-asian="12pt"/>
    </style:style>
    <style:page-layout style:name="Mpm1">
      <style:page-layout-properties fo:page-width="8.2681in" fo:page-height="11.6929in" style:num-format="1" style:print-orientation="portrait" fo:margin-top="0.5909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201</text:span><text:span text:style-name="MT2">8</text:span><text:span text:style-name="MT1"> </text:span><text:span text:style-name="MT2">Spring</text:span><text:span text:style-name="MT1"> CS330 Project </text:span><text:span text:style-name="MT3">2</text:span><text:span text:style-name="MT1">: </text:span><text:span text:style-name="MT3">USER PROGRAM</text:span><text:span text:style-name="MT1"> DOCUMEN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2011 Fall CS330 Project 1: THREADS</dc:title>
    <meta:initial-creator>CHS</meta:initial-creator>
    <meta:editing-cycles>18</meta:editing-cycles>
    <meta:creation-date>2011-09-14T08:40:00</meta:creation-date>
    <dc:date>2018-04-15T05:33:46.634280563</dc:date>
    <meta:editing-duration>PT3H10M37S</meta:editing-duration>
    <meta:generator>LibreOffice/5.1.6.2$Linux_X86_64 LibreOffice_project/10m0$Build-2</meta:generator>
    <meta:document-statistic meta:table-count="0" meta:image-count="0" meta:object-count="0" meta:page-count="1" meta:paragraph-count="5" meta:word-count="24" meta:character-count="185" meta:non-whitespace-character-count="1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